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3.4625in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2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3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4" style:family="paragraph" style:parent-style-name="Text_20_body">
      <style:paragraph-properties fo:text-align="start" style:justify-single-word="false"/>
      <style:text-properties officeooo:rsid="0019016f"/>
    </style:style>
    <style:style style:name="P5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6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paragraph-rsid="004bad47"/>
    </style:style>
    <style:style style:name="P9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1abd6" officeooo:paragraph-rsid="0029071c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officeooo:rsid="002fc11f" officeooo:paragraph-rsid="002fc11f"/>
    </style:style>
    <style:style style:name="P15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16" style:family="paragraph" style:parent-style-name="Text_20_body">
      <style:paragraph-properties fo:text-align="start" style:justify-single-word="false"/>
      <style:text-properties officeooo:rsid="00334474" officeooo:paragraph-rsid="00334474"/>
    </style:style>
    <style:style style:name="P17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18" style:family="paragraph" style:parent-style-name="Text_20_body">
      <style:paragraph-properties fo:text-align="start" style:justify-single-word="false"/>
      <style:text-properties style:font-name="Liberation Mono" fo:language="en" fo:country="US" officeooo:rsid="001d7a62" officeooo:paragraph-rsid="0029071c"/>
    </style:style>
    <style:style style:name="P19" style:family="paragraph" style:parent-style-name="Text_20_body">
      <style:paragraph-properties fo:text-align="start" style:justify-single-word="false"/>
      <style:text-properties style:font-name="Liberation Mono" fo:language="en" fo:country="US" officeooo:rsid="001e9e7b" officeooo:paragraph-rsid="0029071c"/>
    </style:style>
    <style:style style:name="P20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9071c"/>
    </style:style>
    <style:style style:name="P21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b1746"/>
    </style:style>
    <style:style style:name="P22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20c865" officeooo:paragraph-rsid="0029071c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1f0a95" officeooo:paragraph-rsid="0029071c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2b174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5140e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officeooo:rsid="003235b9" officeooo:paragraph-rsid="0020932f"/>
    </style:style>
    <style:style style:name="P27" style:family="paragraph" style:parent-style-name="Text_20_body">
      <style:paragraph-properties fo:text-align="start" style:justify-single-word="false"/>
      <style:text-properties officeooo:rsid="0055c4df" officeooo:paragraph-rsid="0055c4df"/>
    </style:style>
    <style:style style:name="P28" style:family="paragraph" style:parent-style-name="Text_20_body">
      <style:paragraph-properties fo:text-align="start" style:justify-single-word="false"/>
      <style:text-properties officeooo:rsid="0055c4df" officeooo:paragraph-rsid="0061b33b"/>
    </style:style>
    <style:style style:name="P29" style:family="paragraph" style:parent-style-name="Text_20_body">
      <style:paragraph-properties fo:text-align="start" style:justify-single-word="false"/>
      <style:text-properties officeooo:rsid="0057a45d" officeooo:paragraph-rsid="0057a45d"/>
    </style:style>
    <style:style style:name="P30" style:family="paragraph" style:parent-style-name="Text_20_body">
      <style:paragraph-properties fo:text-align="start" style:justify-single-word="false"/>
      <style:text-properties officeooo:rsid="005ac050" officeooo:paragraph-rsid="005ac050"/>
    </style:style>
    <style:style style:name="P31" style:family="paragraph" style:parent-style-name="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33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34" style:family="paragraph" style:parent-style-name="Table_20_Contents">
      <style:paragraph-properties fo:text-align="center" style:justify-single-word="false"/>
      <style:text-properties officeooo:rsid="001aaae0" officeooo:paragraph-rsid="001cd36f"/>
    </style:style>
    <style:style style:name="P35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36" style:family="paragraph" style:parent-style-name="Table_20_Contents">
      <style:paragraph-properties fo:text-align="start" style:justify-single-word="false"/>
      <style:text-properties officeooo:rsid="001aaae0" officeooo:paragraph-rsid="001c9c0a"/>
    </style:style>
    <style:style style:name="P37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38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39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40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41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42" style:family="paragraph" style:parent-style-name="Table_20_Contents">
      <style:paragraph-properties fo:text-align="start" style:justify-single-word="false"/>
      <style:text-properties officeooo:rsid="001dd9df" officeooo:paragraph-rsid="001dd9df"/>
    </style:style>
    <style:style style:name="P43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44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45" style:family="paragraph" style:parent-style-name="Standard">
      <style:text-properties officeooo:rsid="0020932f" officeooo:paragraph-rsid="0020932f"/>
    </style:style>
    <style:style style:name="P46" style:family="paragraph" style:parent-style-name="Table_20_Heading">
      <style:text-properties officeooo:rsid="0019016f" officeooo:paragraph-rsid="0019016f"/>
    </style:style>
    <style:style style:name="P47" style:family="paragraph" style:parent-style-name="Table_20_Heading">
      <style:text-properties officeooo:rsid="0019016f" officeooo:paragraph-rsid="001c9c0a"/>
    </style:style>
    <style:style style:name="P48" style:family="paragraph" style:parent-style-name="Table_20_Heading">
      <style:text-properties officeooo:rsid="0019016f" officeooo:paragraph-rsid="001cd36f"/>
    </style:style>
    <style:style style:name="P49" style:family="paragraph" style:parent-style-name="Table_20_Heading">
      <style:text-properties officeooo:rsid="001aaae0" officeooo:paragraph-rsid="001aaae0"/>
    </style:style>
    <style:style style:name="P50" style:family="paragraph" style:parent-style-name="Table_20_Heading">
      <style:text-properties officeooo:rsid="001aaae0" officeooo:paragraph-rsid="001c9c0a"/>
    </style:style>
    <style:style style:name="P51" style:family="paragraph" style:parent-style-name="Table_20_Heading">
      <style:text-properties officeooo:rsid="001aaae0" officeooo:paragraph-rsid="001cd36f"/>
    </style:style>
    <style:style style:name="P52" style:family="paragraph" style:parent-style-name="Table_20_Heading">
      <style:text-properties officeooo:rsid="0025baeb" officeooo:paragraph-rsid="0025baeb"/>
    </style:style>
    <style:style style:name="P53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54" style:family="paragraph" style:parent-style-name="Text_20_body" style:list-style-name="L1">
      <style:paragraph-properties fo:text-align="start" style:justify-single-word="false"/>
      <style:text-properties officeooo:rsid="0014965b" officeooo:paragraph-rsid="002e4e71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56" style:family="paragraph" style:parent-style-name="Text_20_body" style:list-style-name="L1">
      <style:paragraph-properties fo:text-align="start" style:justify-single-word="false"/>
      <style:text-properties officeooo:rsid="002e4e71" officeooo:paragraph-rsid="002e4e71"/>
    </style:style>
    <style:style style:name="P57" style:family="paragraph" style:parent-style-name="Text_20_body" style:list-style-name="L3">
      <style:paragraph-properties fo:text-align="start" style:justify-single-word="false"/>
      <style:text-properties officeooo:rsid="005850f7" officeooo:paragraph-rsid="005850f7"/>
    </style:style>
    <style:style style:name="P58" style:family="paragraph" style:parent-style-name="Text_20_body" style:list-style-name="L4">
      <style:paragraph-properties fo:text-align="start" style:justify-single-word="false"/>
      <style:text-properties officeooo:rsid="005ac050" officeooo:paragraph-rsid="005ac050"/>
    </style:style>
    <style:style style:name="P59" style:family="paragraph" style:parent-style-name="Text_20_body">
      <style:paragraph-properties fo:text-align="start" style:justify-single-word="false"/>
      <style:text-properties officeooo:rsid="003bbc07" officeooo:paragraph-rsid="0041fab1"/>
    </style:style>
    <style:style style:name="P60" style:family="paragraph" style:parent-style-name="Text_20_body">
      <style:paragraph-properties fo:text-align="start" style:justify-single-word="false"/>
      <style:text-properties officeooo:rsid="0063a6d8" officeooo:paragraph-rsid="0063a6d8"/>
    </style:style>
    <style:style style:name="P61" style:family="paragraph" style:parent-style-name="Text_20_body">
      <style:paragraph-properties fo:text-align="start" style:justify-single-word="false"/>
      <style:text-properties fo:font-size="12pt" officeooo:rsid="0020c865" officeooo:paragraph-rsid="0029071c" style:font-size-asian="12pt" style:font-size-complex="12pt"/>
    </style:style>
    <style:style style:name="P62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2b1746" style:font-size-asian="12pt" style:font-weight-asian="normal" style:font-size-complex="12pt" style:font-weight-complex="normal"/>
    </style:style>
    <style:style style:name="P63" style:family="paragraph" style:parent-style-name="Heading_20_5">
      <style:paragraph-properties fo:text-align="center" style:justify-single-word="false"/>
      <style:text-properties officeooo:rsid="0019016f"/>
    </style:style>
    <style:style style:name="P64" style:family="paragraph" style:parent-style-name="Heading_20_5">
      <style:paragraph-properties fo:text-align="center" style:justify-single-word="false"/>
      <style:text-properties officeooo:rsid="0019016f" officeooo:paragraph-rsid="001c9c0a"/>
    </style:style>
    <style:style style:name="P65" style:family="paragraph" style:parent-style-name="Heading_20_5">
      <style:paragraph-properties fo:text-align="center" style:justify-single-word="false"/>
      <style:text-properties officeooo:rsid="0019016f" officeooo:paragraph-rsid="001cd36f"/>
    </style:style>
    <style:style style:name="P66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67" style:family="paragraph" style:parent-style-name="Heading_20_5">
      <style:paragraph-properties fo:text-align="center" style:justify-single-word="false"/>
      <style:text-properties officeooo:rsid="0019016f" officeooo:paragraph-rsid="0021bab9"/>
    </style:style>
    <style:style style:name="P68" style:family="paragraph" style:parent-style-name="Heading_20_2">
      <style:paragraph-properties fo:text-align="center" style:justify-single-word="false"/>
      <style:text-properties officeooo:rsid="0014965b"/>
    </style:style>
    <style:style style:name="P69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70" style:family="paragraph" style:parent-style-name="Heading_20_2">
      <style:paragraph-properties fo:text-align="center" style:justify-single-word="false"/>
      <style:text-properties officeooo:rsid="0023aa0b"/>
    </style:style>
    <style:style style:name="P71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72" style:family="paragraph" style:parent-style-name="Heading_20_2">
      <style:paragraph-properties fo:text-align="center" style:justify-single-word="false"/>
    </style:style>
    <style:style style:name="T1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b1746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4bad4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cf7cb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672913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7" style:family="text">
      <style:text-properties fo:font-size="12pt" fo:language="en" fo:country="US" fo:font-weight="normal" officeooo:rsid="002b1746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fo:font-weight="normal" officeooo:rsid="00501de5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normal" officeooo:rsid="00672913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bold" officeooo:rsid="00501de5" style:font-size-asian="12pt" style:font-weight-asian="bold" style:font-size-complex="12pt" style:font-weight-complex="bold"/>
    </style:style>
    <style:style style:name="T11" style:family="text">
      <style:text-properties fo:language="en" fo:country="US" officeooo:rsid="001cd99e"/>
    </style:style>
    <style:style style:name="T12" style:family="text">
      <style:text-properties fo:language="en" fo:country="US" officeooo:rsid="001d7a62"/>
    </style:style>
    <style:style style:name="T13" style:family="text">
      <style:text-properties fo:language="en" fo:country="US" officeooo:rsid="001e9e7b"/>
    </style:style>
    <style:style style:name="T14" style:family="text">
      <style:text-properties fo:language="en" fo:country="US" officeooo:rsid="001f0a95"/>
    </style:style>
    <style:style style:name="T15" style:family="text">
      <style:text-properties fo:language="en" fo:country="US" officeooo:rsid="0020c865"/>
    </style:style>
    <style:style style:name="T16" style:family="text">
      <style:text-properties fo:language="en" fo:country="US" officeooo:rsid="00238fcd"/>
    </style:style>
    <style:style style:name="T17" style:family="text">
      <style:text-properties fo:language="en" fo:country="US" fo:font-weight="normal" officeooo:rsid="00238fcd" style:font-weight-asian="normal" style:font-weight-complex="normal"/>
    </style:style>
    <style:style style:name="T18" style:family="text">
      <style:text-properties fo:language="en" fo:country="US" officeooo:rsid="0042f018"/>
    </style:style>
    <style:style style:name="T19" style:family="text">
      <style:text-properties fo:language="en" fo:country="US" officeooo:rsid="0044b7b9"/>
    </style:style>
    <style:style style:name="T20" style:family="text">
      <style:text-properties fo:language="en" fo:country="US" officeooo:rsid="00464211"/>
    </style:style>
    <style:style style:name="T21" style:family="text">
      <style:text-properties fo:language="en" fo:country="US" officeooo:rsid="0047826a"/>
    </style:style>
    <style:style style:name="T22" style:family="text">
      <style:text-properties fo:language="en" fo:country="US" officeooo:rsid="00495ff2"/>
    </style:style>
    <style:style style:name="T23" style:family="text">
      <style:text-properties officeooo:rsid="001cd99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cd99e" style:font-weight-asian="bold" style:font-weight-complex="bold"/>
    </style:style>
    <style:style style:name="T26" style:family="text">
      <style:text-properties officeooo:rsid="001e9e7b"/>
    </style:style>
    <style:style style:name="T27" style:family="text">
      <style:text-properties fo:language="ru" fo:country="RU" officeooo:rsid="001e9e7b"/>
    </style:style>
    <style:style style:name="T28" style:family="text">
      <style:text-properties fo:language="ru" fo:country="RU" officeooo:rsid="001f0a95"/>
    </style:style>
    <style:style style:name="T29" style:family="text">
      <style:text-properties fo:language="ru" fo:country="RU" officeooo:rsid="00464211"/>
    </style:style>
    <style:style style:name="T30" style:family="text">
      <style:text-properties fo:language="ru" fo:country="RU" officeooo:rsid="006474bf"/>
    </style:style>
    <style:style style:name="T31" style:family="text">
      <style:text-properties fo:language="ru" fo:country="RU" officeooo:rsid="00651b57"/>
    </style:style>
    <style:style style:name="T32" style:family="text">
      <style:text-properties officeooo:rsid="0020c865"/>
    </style:style>
    <style:style style:name="T33" style:family="text">
      <style:text-properties fo:font-weight="normal" officeooo:rsid="0021abd6" style:font-weight-asian="normal" style:font-weight-complex="normal"/>
    </style:style>
    <style:style style:name="T34" style:family="text">
      <style:text-properties fo:font-weight="normal" officeooo:rsid="002a2fba" style:font-weight-asian="normal" style:font-weight-complex="normal"/>
    </style:style>
    <style:style style:name="T35" style:family="text">
      <style:text-properties fo:font-weight="normal" officeooo:rsid="004b2408" style:font-weight-asian="normal" style:font-weight-complex="normal"/>
    </style:style>
    <style:style style:name="T36" style:family="text">
      <style:text-properties fo:font-weight="normal" officeooo:rsid="004bad47" style:font-weight-asian="normal" style:font-weight-complex="normal"/>
    </style:style>
    <style:style style:name="T37" style:family="text">
      <style:text-properties fo:font-weight="normal" officeooo:rsid="0065e534" style:font-weight-asian="normal" style:font-weight-complex="normal"/>
    </style:style>
    <style:style style:name="T38" style:family="text">
      <style:text-properties officeooo:rsid="002d1405"/>
    </style:style>
    <style:style style:name="T39" style:family="text">
      <style:text-properties officeooo:rsid="002d5fa5"/>
    </style:style>
    <style:style style:name="T40" style:family="text">
      <style:text-properties officeooo:rsid="002e4e71"/>
    </style:style>
    <style:style style:name="T41" style:family="text">
      <style:text-properties officeooo:rsid="0030a5fb"/>
    </style:style>
    <style:style style:name="T42" style:family="text">
      <style:text-properties officeooo:rsid="00322523"/>
    </style:style>
    <style:style style:name="T43" style:family="text">
      <style:text-properties officeooo:rsid="003235b9"/>
    </style:style>
    <style:style style:name="T44" style:family="text">
      <style:text-properties officeooo:rsid="003418a6"/>
    </style:style>
    <style:style style:name="T45" style:family="text">
      <style:text-properties officeooo:rsid="00374ef2"/>
    </style:style>
    <style:style style:name="T46" style:family="text">
      <style:text-properties officeooo:rsid="00387ed8"/>
    </style:style>
    <style:style style:name="T47" style:family="text">
      <style:text-properties officeooo:rsid="00391279"/>
    </style:style>
    <style:style style:name="T48" style:family="text">
      <style:text-properties officeooo:rsid="003a6a88"/>
    </style:style>
    <style:style style:name="T49" style:family="text">
      <style:text-properties officeooo:rsid="003bbc07"/>
    </style:style>
    <style:style style:name="T50" style:family="text">
      <style:text-properties officeooo:rsid="003cb16c"/>
    </style:style>
    <style:style style:name="T51" style:family="text">
      <style:text-properties officeooo:rsid="0042f018"/>
    </style:style>
    <style:style style:name="T52" style:family="text">
      <style:text-properties officeooo:rsid="0044b7b9"/>
    </style:style>
    <style:style style:name="T53" style:family="text">
      <style:text-properties officeooo:rsid="0047826a"/>
    </style:style>
    <style:style style:name="T54" style:family="text">
      <style:text-properties style:font-name="Liberation Mono"/>
    </style:style>
    <style:style style:name="T55" style:family="text">
      <style:text-properties style:font-name="Liberation Mono" fo:font-weight="normal" officeooo:rsid="004bad47" style:font-weight-asian="normal" style:font-weight-complex="normal"/>
    </style:style>
    <style:style style:name="T56" style:family="text">
      <style:text-properties style:font-name="Liberation Mono" fo:language="en" fo:country="US"/>
    </style:style>
    <style:style style:name="T57" style:family="text">
      <style:text-properties officeooo:rsid="005140e6"/>
    </style:style>
    <style:style style:name="T58" style:family="text">
      <style:text-properties officeooo:rsid="00525176"/>
    </style:style>
    <style:style style:name="T59" style:family="text">
      <style:text-properties officeooo:rsid="0056b3d8"/>
    </style:style>
    <style:style style:name="T60" style:family="text">
      <style:text-properties officeooo:rsid="0057a45d"/>
    </style:style>
    <style:style style:name="T61" style:family="text">
      <style:text-properties officeooo:rsid="005cac6e"/>
    </style:style>
    <style:style style:name="T62" style:family="text">
      <style:text-properties style:font-size-asian="10.5pt" style:text-overline-style="solid" style:text-overline-width="auto" style:text-overline-color="font-color"/>
    </style:style>
    <style:style style:name="T63" style:family="text">
      <style:text-properties officeooo:rsid="006163d8"/>
    </style:style>
    <style:style style:name="T64" style:family="text">
      <style:text-properties officeooo:rsid="0061b33b"/>
    </style:style>
    <style:style style:name="T65" style:family="text">
      <style:text-properties officeooo:rsid="0061edd0"/>
    </style:style>
    <style:style style:name="T66" style:family="text">
      <style:text-properties officeooo:rsid="00651b57"/>
    </style:style>
    <style:style style:name="T67" style:family="text">
      <style:text-properties officeooo:rsid="0065e534"/>
    </style:style>
    <style:style style:name="T68" style:family="text">
      <style:text-properties officeooo:rsid="0069caab"/>
    </style:style>
    <style:style style:name="T69" style:family="text">
      <style:text-properties officeooo:rsid="006bc9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ZXNET+USB – сетевая и USB-карта для ZX.</text:p>
      <text:p text:style-name="P1">Карта ZXNET+USB предназначена для шины NemoBus и Spectrum-совместимых компьютеров.</text:p>
      <text:p text:style-name="P1">Функции: работа с ethernet (в пределах возможностей м/сх WIZnet W5300), работа с USB в режимах “host” и “device” (в пределах возможностей м/сх <text:span text:style-name="T38">CYPRESS</text:span> SL811HS).</text:p>
      <text:p text:style-name="P14">Поддерживаемые стандарты USB: USB2.0, low speed <text:span text:style-name="T41">и</text:span> full speed <text:span text:style-name="T50">для</text:span> <text:span text:style-name="T41">роли </text:span>host, <text:span text:style-name="T50">full speed для рол</text:span>и device.</text:p>
      <text:p text:style-name="P14">Поддерживаемые стандарты ethernet: 10/100BASE-T, full duplex или half duplex.</text:p>
      <text:p text:style-name="P1"/>
      <text:h text:style-name="P69" text:outline-level="2">Описание карты</text:h>
      <text:p text:style-name="P1">Карта состоит из следующих функциональных частей:</text:p>
      <text:list xml:id="list6908044827727476801" text:style-name="L1">
        <text:list-item>
          <text:p text:style-name="P53">М/сх W5300 и SL811HS</text:p>
        </text:list-item>
        <text:list-item>
          <text:p text:style-name="P53">М/сх Altera EPM3<text:span text:style-name="T38">128</text:span>A</text:p>
        </text:list-item>
        <text:list-item>
          <text:p text:style-name="P54">Разъём USB-<text:span text:style-name="T40">A в роли хоста для подключения usb-флешек и т.д. </text:span><text:s/></text:p>
        </text:list-item>
        <text:list-item>
          <text:p text:style-name="P56">Разъём mini-USB в роли девайса для подключения к хосту</text:p>
        </text:list-item>
        <text:list-item>
          <text:p text:style-name="P54"><text:span text:style-name="T40">Разъём 10/100BASE-T E</text:span>thern<text:span text:style-name="T40">et</text:span></text:p>
        </text:list-item>
        <text:list-item>
          <text:p text:style-name="P53"><text:span text:style-name="T38">Прочи</text:span>е <text:span text:style-name="T38">дискретные</text:span> компоненты</text:p>
          <text:p text:style-name="P53"/>
        </text:list-item>
      </text:list>
      <text:p text:style-name="P1">М/сх EPM3<text:span text:style-name="T38">128</text:span>A выполняет следующие функции:</text:p>
      <text:list xml:id="list3618666687414770200" text:style-name="L2">
        <text:list-item>
          <text:p text:style-name="P55">IO-mapped и memory-mapped доступ к портам W5300 и SL811HS</text:p>
        </text:list-item>
        <text:list-item>
          <text:p text:style-name="P55">IO-порты управления картой</text:p>
        </text:list-item>
        <text:list-item>
          <text:p text:style-name="P55">Генерация прерывани<text:span text:style-name="T39">й на NemoBus</text:span></text:p>
        </text:list-item>
      </text:list>
      <text:h text:style-name="P68" text:outline-level="2">Описание портов карты</text:h>
      <text:p text:style-name="P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3">Базовый адрес IO-портов: #xxAB. Карта занимает диапазон портов #00AB…#<text:span text:style-name="T39">FF</text:span>AB <text:span text:style-name="T39">целиком, при этом используются в работе не все порты данного диапазона. При обращении в не описанные ниже порты поведение карты не определено.</text:span></text:p>
      <text:p text:style-name="P3">Декодирование IO-адреса производится по битам адреса [7:0], сигнал IORQGE генерируется только на основе адреса, выставленного на ША процессором.</text:p>
      <text:h text:style-name="P63" text:outline-level="5"><text:soft-page-break/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46">Биты</text:p>
            </table:table-cell>
            <table:table-cell table:style-name="порт_23_83AB.A1" office:value-type="string">
              <text:p text:style-name="P49">Значение после сброса</text:p>
            </table:table-cell>
            <table:table-cell table:style-name="порт_23_83AB.C1" office:value-type="string">
              <text:p text:style-name="P49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32">7 (R/O)</text:p>
          </table:table-cell>
          <table:table-cell table:style-name="порт_23_83AB.A2" office:value-type="string">
            <text:p text:style-name="P32">-</text:p>
          </table:table-cell>
          <table:table-cell table:style-name="порт_23_83AB.C2" office:value-type="string">
            <text:p text:style-name="P35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32">6 (R/W)</text:p>
          </table:table-cell>
          <table:table-cell table:style-name="порт_23_83AB.A2" office:value-type="string">
            <text:p text:style-name="P32">0</text:p>
          </table:table-cell>
          <table:table-cell table:style-name="порт_23_83AB.C2" office:value-type="string">
            <text:p text:style-name="P35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32">5 (R/W)</text:p>
          </table:table-cell>
          <table:table-cell table:style-name="порт_23_83AB.A2" office:value-type="string">
            <text:p text:style-name="P32">0</text:p>
          </table:table-cell>
          <table:table-cell table:style-name="порт_23_83AB.C2" office:value-type="string">
            <text:p text:style-name="P35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32">4 (R/W)</text:p>
          </table:table-cell>
          <table:table-cell table:style-name="порт_23_83AB.A2" office:value-type="string">
            <text:p text:style-name="P32">0</text:p>
          </table:table-cell>
          <table:table-cell table:style-name="порт_23_83AB.C2" office:value-type="string">
            <text:p text:style-name="P35">Если 0, то установлен сигнал сброса на W5300 (/RESET=0)</text:p>
          </table:table-cell>
        </table:table-row>
        <table:table-row>
          <table:table-cell table:style-name="порт_23_83AB.A2" office:value-type="string">
            <text:p text:style-name="P37">3 (R/W)</text:p>
          </table:table-cell>
          <table:table-cell table:style-name="порт_23_83AB.A2" office:value-type="string">
            <text:p text:style-name="P37">0</text:p>
          </table:table-cell>
          <table:table-cell table:style-name="порт_23_83AB.C2" office:value-type="string">
            <text:p text:style-name="P39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37">2 (R/W)</text:p>
          </table:table-cell>
          <table:table-cell table:style-name="порт_23_83AB.A2" office:value-type="string">
            <text:p text:style-name="P37">0</text:p>
          </table:table-cell>
          <table:table-cell table:style-name="порт_23_83AB.C2" office:value-type="string">
            <text:p text:style-name="P39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37">1 (R/O)</text:p>
          </table:table-cell>
          <table:table-cell table:style-name="порт_23_83AB.A2" office:value-type="string">
            <text:p text:style-name="P37">-</text:p>
          </table:table-cell>
          <table:table-cell table:style-name="порт_23_83AB.C2" office:value-type="string">
            <text:p text:style-name="P39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37">0 (R/O)</text:p>
          </table:table-cell>
          <table:table-cell table:style-name="порт_23_83AB.A2" office:value-type="string">
            <text:p text:style-name="P37">-</text:p>
          </table:table-cell>
          <table:table-cell table:style-name="порт_23_83AB.C2" office:value-type="string">
            <text:p text:style-name="P39">Если 1, то установлен сигнал /INT от W5300 (/INT=0)</text:p>
          </table:table-cell>
        </table:table-row>
      </table:table>
      <text:p text:style-name="P4"/>
      <text:h text:style-name="P64" text:outline-level="5">#82AB – порт управления W5300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7">Биты</text:p>
            </table:table-cell>
            <table:table-cell table:style-name="Table1.A1" office:value-type="string">
              <text:p text:style-name="P50">Значение после сброса</text:p>
            </table:table-cell>
            <table:table-cell table:style-name="Table1.C1" office:value-type="string">
              <text:p text:style-name="P50">Функция</text:p>
            </table:table-cell>
          </table:table-row>
        </table:table-header-rows>
        <table:table-row>
          <table:table-cell table:style-name="Table1.A2" office:value-type="string">
            <text:p text:style-name="P33">7:5 (W/O)</text:p>
          </table:table-cell>
          <table:table-cell table:style-name="Table1.A2" office:value-type="string">
            <text:p text:style-name="P37">3'b000</text:p>
          </table:table-cell>
          <table:table-cell table:style-name="Table1.C2" office:value-type="string">
            <text:p text:style-name="P39">Старшие 3 бита адреса <text:span text:style-name="T39">для </text:span>W5300 (ADDR[9:7]) при обращении к ней через порты #00AB..#7FAB.</text:p>
          </table:table-cell>
        </table:table-row>
        <table:table-row>
          <table:table-cell table:style-name="Table1.A2" office:value-type="string">
            <text:p text:style-name="P37">4 (W/O)</text:p>
          </table:table-cell>
          <table:table-cell table:style-name="Table1.A2" office:value-type="string">
            <text:p text:style-name="P33">0</text:p>
          </table:table-cell>
          <table:table-cell table:style-name="Table1.C2" office:value-type="string">
            <text:p text:style-name="P36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p>
          </table:table-cell>
        </table:table-row>
        <table:table-row>
          <table:table-cell table:style-name="Table1.A2" office:value-type="string">
            <text:p text:style-name="P37">3 (W/O)</text:p>
          </table:table-cell>
          <table:table-cell table:style-name="Table1.A2" office:value-type="string">
            <text:p text:style-name="P33">0</text:p>
          </table:table-cell>
          <table:table-cell table:style-name="Table1.C2" office:value-type="string">
            <text:p text:style-name="P36">Если 1, то при любом обращении к W5300 инвертируется ADDR[0] (действует как для mem-mapped обращений, так и для IO-mapped обращений).</text:p>
          </table:table-cell>
        </table:table-row>
        <table:table-row>
          <table:table-cell table:style-name="Table1.A2" office:value-type="string">
            <text:p text:style-name="P37">2 (W/O)</text:p>
          </table:table-cell>
          <table:table-cell table:style-name="Table1.A2" office:value-type="string">
            <text:p text:style-name="P33">0</text:p>
          </table:table-cell>
          <table:table-cell table:style-name="Table1.C2" office:value-type="string">
            <text:p text:style-name="P36">Если 1, то адресное пространство W5300 подставляется вместо адресного пространства ROM Z80 (см. также биты 1:0 <text:s/>данного порта).</text:p>
          </table:table-cell>
        </table:table-row>
        <table:table-row>
          <table:table-cell table:style-name="Table1.A2" office:value-type="string">
            <text:p text:style-name="P37">1:0 (<text:span text:style-name="T39">W</text:span>/<text:span text:style-name="T39">O</text:span>)</text:p>
          </table:table-cell>
          <table:table-cell table:style-name="Table1.A2" office:value-type="string">
            <text:p text:style-name="P37">2'b00</text:p>
          </table:table-cell>
          <table:table-cell table:style-name="Table1.C2" office:value-type="string">
            <text:p text:style-name="P39">Область адресного пространства Z80, в котором происходит подстановка <text:span text:style-name="T39">адресного пространства </text:span>W5300 вместо ROM. 2'b00 – #0000..#3FFF, 2'b01 – #4000..#7FFF, 2'b10 – #8000..#BFFF, 2'b11 – #C000..#FFFF. <text:span text:style-name="T39">О маппинге пространства ROM на пространство W5300 см. ниже.</text:span></text:p>
          </table:table-cell>
        </table:table-row>
      </table:table>
      <text:p text:style-name="P45">Не допускается одновременно устанавливать в 1 биты 2 и 4 данного порта. <text:span text:style-name="T39">При попытке сделать это поведение карты не определено.</text:span></text:p>
      <text:h text:style-name="P65" text:outline-level="5"><text:soft-page-break/>#81AB – порт управления SL811H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8">Биты</text:p>
            </table:table-cell>
            <table:table-cell table:style-name="Table2.A1" office:value-type="string">
              <text:p text:style-name="P51">Значение после сброса</text:p>
            </table:table-cell>
            <table:table-cell table:style-name="Table2.C1" office:value-type="string">
              <text:p text:style-name="P51">Функция</text:p>
            </table:table-cell>
          </table:table-row>
        </table:table-header-rows>
        <table:table-row>
          <table:table-cell table:style-name="Table2.A2" office:value-type="string">
            <text:p text:style-name="P34">7:2 (-)</text:p>
          </table:table-cell>
          <table:table-cell table:style-name="Table2.A2" office:value-type="string">
            <text:p text:style-name="P40">-</text:p>
          </table:table-cell>
          <table:table-cell table:style-name="Table2.C2" office:value-type="string">
            <text:p text:style-name="P41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40">1 (R/O)</text:p>
          </table:table-cell>
          <table:table-cell table:style-name="Table2.A2" office:value-type="string">
            <text:p text:style-name="P40">-</text:p>
          </table:table-cell>
          <table:table-cell table:style-name="Table2.C2" office:value-type="string">
            <text:p text:style-name="P41">Если 1, то на разъёме <text:span text:style-name="T40">mini-</text:span>USB присутствует питание <text:span text:style-name="T40">(он подключен к хосту).</text:span></text:p>
          </table:table-cell>
        </table:table-row>
        <table:table-row>
          <table:table-cell table:style-name="Table2.A2" office:value-type="string">
            <text:p text:style-name="P38">0 (<text:span text:style-name="T39">W</text:span>/<text:span text:style-name="T39">O</text:span>)</text:p>
          </table:table-cell>
          <table:table-cell table:style-name="Table2.A2" office:value-type="string">
            <text:p text:style-name="P40">1</text:p>
          </table:table-cell>
          <table:table-cell table:style-name="Table2.C2" office:value-type="string">
            <text:p text:style-name="P42">Управление сигналом M/S SL811HS и подачей питания на USB-разъём с платы. Если 0, то M/S=0 (SL811HS – хост), питание подано. Если 1, то M/S=1 (SL811HS – девайс), питание не подано. <text:s/><text:span text:style-name="T42">Изменение роли SL811HS допускается только при нахождении её в ресете. Узнать о подключении хоста к mini-USB можно опросом бита 1 данного порта.</text:span></text:p>
          </table:table-cell>
        </table:table-row>
      </table:table>
      <text:h text:style-name="P66" text:outline-level="5"/>
      <text:h text:style-name="P66" text:outline-level="5">#80AB – адресный регистр SL811HS</text:h>
      <text:p text:style-name="P26">Обращение в этот порт транслируется в обращение к SL811HS с A0=0 (регистр адреса). <text:span text:style-name="T68">Обращения сюда не допускаются, </text:span>если бит 4 порта #82AB установлен в 1.</text:p>
      <text:h text:style-name="P67" text:outline-level="5">#00AB..#7FAB – регистр данных SL811HS или адресное пространство W5300</text:h>
      <text:p text:style-name="P15">Регистр данных <text:span text:style-name="T43">(A0=1)</text:span> SL811HS, если бит 4 порта #82AB установлен в 0. Адресное пространство W5300, <text:span text:style-name="T43">если бит 4 порта #82AB установлен в 1</text:span>.</text:p>
      <text:p text:style-name="P16">При включённом <text:span text:style-name="T45">IO-</text:span>адресном пространстве W5300 адрес ADDR[9:0] формируется следующим образом: ADDR[9:7] берутся из битов <text:span text:style-name="T46">[</text:span>7:5<text:span text:style-name="T46">]</text:span> порта #82AB, ADDR[6:0] определяется битами ША <text:span text:style-name="T46">[</text:span>14:8<text:span text:style-name="T46">]</text:span>, т.о. адресное пространство W5300 доступно кусочками по 128 байт. Для ADDR[0], кроме того, <text:span text:style-name="T44">может </text:span>применят<text:span text:style-name="T44">ь</text:span>ся инверсия, включаемая битом 3 порта #82AB.</text:p>
      <text:h text:style-name="P70" text:outline-level="2">Memmapped обращения в W5300</text:h>
      <text:p text:style-name="P5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<text:span text:style-name="T69">шины NemoBus</text:span> активен). При таких обращениях учитывается бит 3 порта #82AB (инверсия ADDR[0] на W5300).</text:p>
      <text:p text:style-name="P5">Адреса внутри окна адресного пространства (<text:span text:style-name="T47">смещения </text:span>#0000..#3FFF) преобразуются в адреса W5300 следующим образом (приведено для случая, когда бит 3 порта #82AB установлен в 0 – <text:span text:style-name="T47">инверсия отключена</text:span>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P52">Смещение в <text:span text:style-name="T48">выбранном</text:span>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52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43">#0000..#1FFF</text:p>
          </table:table-cell>
          <table:table-cell table:style-name="Соответствие_5f_адресов_5f_W5300_5f_и_5f_Z80.B2" office:value-type="string">
            <text:p text:style-name="P43">Всё адресное пространство W5300 (1024 байта) в неизменном виде, повторяется 8 раз.</text:p>
          </table:table-cell>
        </table:table-row>
        <text:soft-page-break/>
        <table:table-row>
          <table:table-cell table:style-name="Соответствие_5f_адресов_5f_W5300_5f_и_5f_Z80.A2" office:value-type="string">
            <text:p text:style-name="P43">#2000..#21FF</text:p>
          </table:table-cell>
          <table:table-cell table:style-name="Соответствие_5f_адресов_5f_W5300_5f_и_5f_Z80.B2" office:value-type="string">
            <text:p text:style-name="P43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2200..#23FF</text:p>
          </table:table-cell>
          <table:table-cell table:style-name="Соответствие_5f_адресов_5f_W5300_5f_и_5f_Z80.B2" office:value-type="string">
            <text:p text:style-name="P43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2400..#25FF</text:p>
          </table:table-cell>
          <table:table-cell table:style-name="Соответствие_5f_адресов_5f_W5300_5f_и_5f_Z80.B2" office:value-type="string">
            <text:p text:style-name="P43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2600..#27FF</text:p>
          </table:table-cell>
          <table:table-cell table:style-name="Соответствие_5f_адресов_5f_W5300_5f_и_5f_Z80.B2" office:value-type="string">
            <text:p text:style-name="P43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2800..#29FF</text:p>
          </table:table-cell>
          <table:table-cell table:style-name="Соответствие_5f_адресов_5f_W5300_5f_и_5f_Z80.B2" office:value-type="string">
            <text:p text:style-name="P43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2A00..#2BFF</text:p>
          </table:table-cell>
          <table:table-cell table:style-name="Соответствие_5f_адресов_5f_W5300_5f_и_5f_Z80.B2" office:value-type="string">
            <text:p text:style-name="P43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2C00..#2DFF</text:p>
          </table:table-cell>
          <table:table-cell table:style-name="Соответствие_5f_адресов_5f_W5300_5f_и_5f_Z80.B2" office:value-type="string">
            <text:p text:style-name="P43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2E00..#2FFF</text:p>
          </table:table-cell>
          <table:table-cell table:style-name="Соответствие_5f_адресов_5f_W5300_5f_и_5f_Z80.B2" office:value-type="string">
            <text:p text:style-name="P43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3000..#31FF</text:p>
          </table:table-cell>
          <table:table-cell table:style-name="Соответствие_5f_адресов_5f_W5300_5f_и_5f_Z80.B2" office:value-type="string">
            <text:p text:style-name="P44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3200..#33FF</text:p>
          </table:table-cell>
          <table:table-cell table:style-name="Соответствие_5f_адресов_5f_W5300_5f_и_5f_Z80.B2" office:value-type="string">
            <text:p text:style-name="P44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3400..#35FF</text:p>
          </table:table-cell>
          <table:table-cell table:style-name="Соответствие_5f_адресов_5f_W5300_5f_и_5f_Z80.B2" office:value-type="string">
            <text:p text:style-name="P44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3600..#37FF</text:p>
          </table:table-cell>
          <table:table-cell table:style-name="Соответствие_5f_адресов_5f_W5300_5f_и_5f_Z80.B2" office:value-type="string">
            <text:p text:style-name="P44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3800..#39FF</text:p>
          </table:table-cell>
          <table:table-cell table:style-name="Соответствие_5f_адресов_5f_W5300_5f_и_5f_Z80.B2" office:value-type="string">
            <text:p text:style-name="P44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3A00..#3BFF</text:p>
          </table:table-cell>
          <table:table-cell table:style-name="Соответствие_5f_адресов_5f_W5300_5f_и_5f_Z80.B2" office:value-type="string">
            <text:p text:style-name="P44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3C00..#3DFF</text:p>
          </table:table-cell>
          <table:table-cell table:style-name="Соответствие_5f_адресов_5f_W5300_5f_и_5f_Z80.B2" office:value-type="string">
            <text:p text:style-name="P44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3">#3E00..#3FFF</text:p>
          </table:table-cell>
          <table:table-cell table:style-name="Соответствие_5f_адресов_5f_W5300_5f_и_5f_Z80.B2" office:value-type="string">
            <text:p text:style-name="P44">Повторение 256 раз регистров #3F0, #3F1 (socket 7 RX FIFO register)</text:p>
          </table:table-cell>
        </table:table-row>
      </table:table>
      <text:p text:style-name="P6"/>
      <text:h text:style-name="P71" text:outline-level="2">Работа с SL811HS</text:h>
      <text:p text:style-name="P17">Режимы host/device следует переключать <text:span text:style-name="T49">при нахождении SL811HS в ресете. Определение подсоединения карты к внешнему USB-хосту (через разъём mini-USB) возможно делать в любой момент чтением бита 1 порта #81AB.</text:span></text:p>
      <text:p text:style-name="P59"><text:soft-page-break/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 <text:span text:style-name="T58">device</text:span>.</text:p>
      <text:p text:style-name="P60">Следует также обратить внимание на errat'у, в которой, в частности, сказано, что режим авто-инкремента при записи или чтении данных <text:span text:style-name="T24">не</text:span> работает.</text:p>
      <text:h text:style-name="P72" text:outline-level="2"><text:span text:style-name="T49">Работа с </text:span><text:span text:style-name="T11">W5300</text:span></text:h>
      <text:p text:style-name="P7"><text:span text:style-name="T23"><text:tab/></text:span><text:span text:style-name="T25">Ресет чипа.</text:span></text:p>
      <text:p text:style-name="P10">Все тайминги округлены до 50мс</text:p>
      <text:p text:style-name="P18"><text:tab/>halt</text:p>
      <text:p text:style-name="P18"><text:tab/>ld<text:tab/>bc,<text:span text:style-name="T52">#</text:span>83<text:span text:style-name="T52">AB</text:span></text:p>
      <text:p text:style-name="P18"><text:tab/>in<text:tab/>a,(c)</text:p>
      <text:p text:style-name="P20"><text:span text:style-name="T12"><text:tab/>and<text:tab/></text:span><text:span text:style-name="T18">#E</text:span><text:span text:style-name="T19">F</text:span></text:p>
      <text:p text:style-name="P20"><text:span text:style-name="T12"><text:tab/>out<text:tab/>(c),a<text:tab/></text:span><text:span text:style-name="T13">; </text:span><text:span text:style-name="T19">установка </text:span><text:span text:style-name="T26">ресета</text:span></text:p>
      <text:p text:style-name="P19"><text:tab/>halt</text:p>
      <text:p text:style-name="P19"><text:tab/>or<text:tab/><text:span text:style-name="T51">#</text:span>10</text:p>
      <text:p text:style-name="P20"><text:span text:style-name="T13"><text:tab/>out<text:tab/>(c),a<text:tab/>; </text:span><text:span text:style-name="T26">снятие ресета</text:span></text:p>
      <text:p text:style-name="P19"><text:tab/>halt<text:tab/><text:tab/><text:tab/>; <text:span text:style-name="T52">ожидание внутренней инициализации</text:span></text:p>
      <text:p text:style-name="P11"><text:span text:style-name="T27"><text:tab/>Проецирование регистров в адресное пространство </text:span><text:span text:style-name="T13">z80.</text:span></text:p>
      <text:p text:style-name="P13"><text:span text:style-name="T27"><text:s/><text:tab/>Для примера проецируем в адреса </text:span><text:span text:style-name="T29">#C</text:span><text:span text:style-name="T13">000..</text:span><text:span text:style-name="T20">#FFFF</text:span><text:span text:style-name="T13"> (</text:span><text:span text:style-name="T27">в условиях </text:span><text:span text:style-name="T13">ZX-Evo baseconf)</text:span><text:span text:style-name="T27">. </text:span><text:span text:style-name="T14"><text:s/></text:span><text:span text:style-name="T28">Проецирование будет происходить только при подключенном ПЗУ в заданном адресном окне. <text:s text:c="2"/></text:span><text:span text:style-name="T30">Конкретная включенная в окне с</text:span><text:span text:style-name="T28">траница ПЗУ не имеет значения</text:span><text:span text:style-name="T31">.</text:span></text:p>
      <text:p text:style-name="P61"><text:span text:style-name="T56"><text:tab/>ld<text:tab/>a,1</text:span></text:p>
      <text:p text:style-name="P22"><text:tab/>out<text:tab/>(<text:span text:style-name="T53">#BF</text:span>),a<text:tab/>;<text:span text:style-name="T53">теневые порты вкл</text:span></text:p>
      <text:p text:style-name="P23"><text:tab/>ld<text:tab/>bc,<text:span text:style-name="T53">#FFF7<text:tab/></text:span></text:p>
      <text:p text:style-name="P22"><text:tab/>ld<text:tab/>a,<text:span text:style-name="T53">#</text:span>3<text:span text:style-name="T53">F</text:span></text:p>
      <text:p text:style-name="P22"><text:tab/>out<text:tab/>(c),a<text:tab/>;<text:span text:style-name="T53">ПЗУ в окно #C000..#FFFF</text:span></text:p>
      <text:p text:style-name="P12">Теперь включаем проецирование <text:span text:style-name="T67">в область #C000..#FFFF</text:span> <text:span text:style-name="T66">на карте</text:span>:</text:p>
      <text:p text:style-name="P22"><text:tab/>ld<text:tab/>bc,<text:span text:style-name="T53">#</text:span>82<text:span text:style-name="T53">AB</text:span></text:p>
      <text:p text:style-name="P22"><text:tab/>ld<text:tab/>a,7</text:p>
      <text:p text:style-name="P22"><text:tab/>out<text:tab/>(c),a</text:p>
      <text:p text:style-name="P7"><text:span text:style-name="T32">При включенном 2 бите порта #</text:span><text:span text:style-name="T15">82</text:span><text:span text:style-name="T21">AB</text:span><text:span text:style-name="T15">, <text:s/></text:span><text:span text:style-name="T22">безотносительно</text:span><text:span text:style-name="T32"> того, подключено ли ПЗУ или нет, одновременно с любой записью Z80 в установленное битами [1:0] порта #82AB окно будет происходить запись в регистры </text:span><text:span text:style-name="T16">W5300</text:span><text:span text:style-name="T32">. Чтение из регистров возможно лишь при условии, что в указанное окно подключено ПЗУ. При этом любое чтение, в т.ч. выборка команд, будет происходить из регистров W5300.</text:span></text:p>
      <text:p text:style-name="P9"><text:tab/>Инверсия нулевого бита адреса.</text:p>
      <text:p text:style-name="P8"><text:soft-page-break/><text:span text:style-name="T17">W5300</text:span><text:span text:style-name="T33"> имеет </text:span><text:span text:style-name="T35">16-</text:span><text:span text:style-name="T33">битную </text:span><text:span text:style-name="T35">big endian</text:span><text:span text:style-name="T33"> архитектуру, </text:span><text:span text:style-name="T37">которая сохраняется и для 8-битового режима шины (в котором W5300 работает на карте)</text:span><text:span text:style-name="T33"> </text:span><text:span text:style-name="T36">и </text:span><text:span text:style-name="T34">для работы с </text:span><text:span text:style-name="T36">16-битными </text:span><text:span text:style-name="T34">регистр</text:span><text:span text:style-name="T36">ами требуется записывать старший байт по младшему адресу, например так: LD</text:span><text:span text:style-name="T55"> A,H:LD (reg+0),A:LD A,L:LD (reg+1),A</text:span><text:span text:style-name="T36">. После включения режима инверсии младшего бита адреса в такие регистры можно обращаться так: </text:span><text:span text:style-name="T55">LD (reg+0),HL</text:span><text:span text:style-name="T36">. </text:span></text:p>
      <text:p text:style-name="P8"><text:span text:style-name="T1">Исключением </text:span><text:span text:style-name="T3">являются</text:span><text:span text:style-name="T1"> регистры </text:span><text:span text:style-name="T6">FIFO, </text:span><text:span text:style-name="T1">так как </text:span><text:span text:style-name="T3">данные из них следует читать/писать строго блоками по 2 байта, при этом первый по порядку байт всегда находится по адресу регистра + 0, второй – по адресу регистра + 1. При выключенной инверсии ADDR[0] и маппинге на память (ROM) допускается использовать для доступа к этим регистрам команды LDI или LDIR </text:span><text:span text:style-name="T4">блоками длиной, кратной 2 и не более 512 байт</text:span><text:span text:style-name="T3">. При включенной инверсии следует считывать или записывать сначала байт по адресу регистра + 1 </text:span><text:span text:style-name="T5">(это будет первый по порядку байт)</text:span><text:span text:style-name="T3">, затем по адресу регистра + 0 </text:span><text:span text:style-name="T5">(второй по порядку). При использовании доступа через порты это удобно делать при помощи команд INI/INIR/OUTI/OTIR.</text:span></text:p>
      <text:p text:style-name="P8"><text:span text:style-name="T8">Пример для </text:span><text:span text:style-name="T10">включенной</text:span><text:span text:style-name="T8"> инверсии ADDR[0], </text:span><text:span text:style-name="T9">доступ через память</text:span><text:span text:style-name="T8">:</text:span><text:span text:style-name="T1"> </text:span></text:p>
      <text:p text:style-name="P25"><text:tab/>ld<text:tab/>a,(TX_FIFOR+1)<text:tab/>;<text:span text:style-name="T57">из-за инверсии, это чтение для W5300 будет</text:span></text:p>
      <text:p text:style-name="P25"><text:span text:style-name="T57"><text:tab/><text:tab/><text:tab/><text:tab/><text:tab/>;выглядеть как чтение по адресу TX_FIFOR+0</text:span> </text:p>
      <text:p text:style-name="P21"><text:span text:style-name="T7"><text:tab/>ld<text:tab/>(de),a<text:tab/>;de=</text:span><text:span text:style-name="T2">указатель на буфер приёма данных</text:span></text:p>
      <text:p text:style-name="P24"><text:tab/>inc<text:tab/>de</text:p>
      <text:p text:style-name="P24"><text:tab/>ld<text:tab/>a,(TX_FIFOR<text:span text:style-name="T57">+0</text:span>)</text:p>
      <text:p text:style-name="P24"><text:tab/>ld<text:tab/>(de),a</text:p>
      <text:p text:style-name="P24"><text:tab/>inc<text:tab/>de</text:p>
      <text:h text:style-name="P72" text:outline-level="2">Прерывания</text:h>
      <text:p text:style-name="P28">Карта выдаёт прерывания на <text:span text:style-name="T64">сигнал </text:span><text:span text:style-name="T62">INT</text:span><text:span text:style-name="T64"> </text:span>шин<text:span text:style-name="T64">ы</text:span> NemoBus способом 'открытый коллектор', т.е. выдаёт лог. 0, когда запрос прерывания активен или переводит выходной буфер в Z-состояние (ничего не выдаёт), когда запрос неактивен. Выдача вектора на ШД <text:span text:style-name="T24">не</text:span> производится.</text:p>
      <text:p text:style-name="P27">В каждом из контроллеров (W5300 или SL811HS) прерывание работает по уровню, что означает, что однажды появившись, запрос прерывания остаётся активным до явного вмешательства процессора (а именно, очистк<text:span text:style-name="T59">и</text:span> прерывания в опр. регистре контроллера), после чего запрос снимается до следующего события, вызывающего прерывание.</text:p>
      <text:p text:style-name="P29">Регистр карты #83AB управляет пропусканием прерываний от каждого из контроллеров на шину NemoBus, кроме того, позволяет читать в явном виде статус запросов прерывания от контроллеров.</text:p>
      <text:p text:style-name="P27">Штатное кадровое прерывание в ZX Spectrum (и клонах) не имеет никаких битов и длится ограниченное время, кроме того, некоторые клоны (например ZX Evolution) не содержат подтягивающих резисторов на ШД. Поэтому при использовании сигнала прерывания <text:span text:style-name="T60">с карты </text:span>следует иметь в виду следующее:</text:p>
      <text:list xml:id="list1294971567459143757" text:style-name="L3">
        <text:list-item>
          <text:p text:style-name="P57">Возможен пропуск кадровых прерываний, т.к. при совпадении прерывания от карты с кадровым второе будет потеряно.</text:p>
        </text:list-item>
        <text:list-item>
          <text:p text:style-name="P57">Вектор прерывания (для режима <text:span text:style-name="T54">IM 2</text:span>) будет cодержать случайное значение. <text:span text:style-name="T61">Как следствие, необходимо иметь 257-байтовую таблицу векторов, заполненную одним и тем </text:span><text:soft-page-break/><text:span text:style-name="T61">же байтом.</text:span></text:p>
        </text:list-item>
      </text:list>
      <text:p text:style-name="P30">Рекомендации для написания обработчик<text:span text:style-name="T63">ов</text:span> прерываний:</text:p>
      <text:list xml:id="list6917882029525475929" text:style-name="L4">
        <text:list-item>
          <text:p text:style-name="P58">В первую очередь после входа в обработчик следует проверить, выдалось ли прерывание от карты (биты 1 и 0 регистра #83AB). Если запросы от обоих контроллеров отсутствуют, значит произошло кадровое <text:span text:style-name="T65">прерывание либо прерывание от другого устройства NemoBus</text:span>.</text:p>
        </text:list-item>
        <text:list-item>
          <text:p text:style-name="P58">После окончания обработки запроса следует снять запрос прерывания в выдавшем его контроллере. При этом можно как сразу выполнить возврат из обработчика с таким расчётом, что необработанные либо вновь появившиеся за время выхода прерывания опять вызовут вход в обработчик, так и сделать внутри обработчика цикл по всем возможным источникам прерываний в кар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8-02-07T14:59:56.077590844</dc:date>
    <meta:editing-duration>P1DT14H41M52S</meta:editing-duration>
    <meta:editing-cycles>82</meta:editing-cycles>
    <meta:generator>LibreOffice/4.2.8.2$Linux_X86_64 LibreOffice_project/420m0$Build-2</meta:generator>
    <dc:creator>lvd </dc:creator>
    <meta:document-statistic meta:table-count="4" meta:image-count="0" meta:object-count="0" meta:page-count="7" meta:paragraph-count="175" meta:word-count="1724" meta:character-count="11571" meta:non-whitespace-character-count="9973"/>
  </office:meta>
</office:document-meta>
</file>